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писок заданий </text:p>
      <text:p text:style-name="P1">Арс</text:p>
      <text:p text:style-name="P1">Спроектировать БД</text:p>
      <text:p text:style-name="P1"/>
      <text:p text:style-name="P1">Гена</text:p>
      <text:p text:style-name="P1">Сверстать странички используя существующий дизай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0M38S</meta:editing-duration>
    <meta:editing-cycles>3</meta:editing-cycles>
    <meta:generator>OpenOffice/4.1.12$Win32 OpenOffice.org_project/4112m1$Build-9809</meta:generator>
    <dc:date>2023-02-20T19:56:48.26</dc:date>
    <meta:document-statistic meta:table-count="0" meta:image-count="0" meta:object-count="0" meta:page-count="1" meta:paragraph-count="5" meta:word-count="11" meta:character-count="88"/>
    <meta:user-defined meta:name="Info 1"/>
    <meta:user-defined meta:name="Info 2"/>
    <meta:user-defined meta:name="Info 3"/>
    <meta:user-defined meta:name="Info 4"/>
  </office:meta>
</office:document-meta>
</file>